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f181b" officeooo:paragraph-rsid="001f181b"/>
    </style:style>
    <style:style style:name="P2" style:family="paragraph" style:parent-style-name="Standard">
      <style:text-properties officeooo:rsid="001f181b" officeooo:paragraph-rsid="001f9640"/>
    </style:style>
    <style:style style:name="P3" style:family="paragraph" style:parent-style-name="Standard">
      <style:text-properties officeooo:rsid="001f181b" officeooo:paragraph-rsid="0028d996"/>
    </style:style>
    <style:style style:name="P4" style:family="paragraph" style:parent-style-name="Standard">
      <style:text-properties officeooo:rsid="001f181b" officeooo:paragraph-rsid="002ae5d7"/>
    </style:style>
    <style:style style:name="P5" style:family="paragraph" style:parent-style-name="Standard">
      <style:text-properties officeooo:rsid="001f181b" officeooo:paragraph-rsid="0037f830"/>
    </style:style>
    <style:style style:name="P6" style:family="paragraph" style:parent-style-name="Standard">
      <style:text-properties officeooo:rsid="001f9640" officeooo:paragraph-rsid="001f9640"/>
    </style:style>
    <style:style style:name="P7" style:family="paragraph" style:parent-style-name="Standard">
      <style:text-properties officeooo:rsid="001ffac2" officeooo:paragraph-rsid="001ffac2"/>
    </style:style>
    <style:style style:name="P8" style:family="paragraph" style:parent-style-name="Standard">
      <style:text-properties officeooo:rsid="001ffac2" officeooo:paragraph-rsid="0022a8ec"/>
    </style:style>
    <style:style style:name="P9" style:family="paragraph" style:parent-style-name="Standard">
      <style:text-properties officeooo:rsid="0028d996" officeooo:paragraph-rsid="0028d996"/>
    </style:style>
    <style:style style:name="P10" style:family="paragraph" style:parent-style-name="Standard">
      <style:text-properties fo:font-weight="bold" officeooo:rsid="00185566" officeooo:paragraph-rsid="003747b4" style:font-weight-asian="bold" style:font-weight-complex="bold"/>
    </style:style>
    <style:style style:name="P11" style:family="paragraph" style:parent-style-name="Standard">
      <style:text-properties fo:font-weight="normal" officeooo:rsid="0026bae1" officeooo:paragraph-rsid="003747b4" style:font-weight-asian="normal" style:font-weight-complex="normal"/>
    </style:style>
    <style:style style:name="P12" style:family="paragraph" style:parent-style-name="Standard">
      <style:text-properties officeooo:rsid="003747b4" officeooo:paragraph-rsid="003747b4"/>
    </style:style>
    <style:style style:name="P13" style:family="paragraph" style:parent-style-name="Standard">
      <style:text-properties officeooo:paragraph-rsid="0037f830"/>
    </style:style>
    <style:style style:name="P14" style:family="paragraph" style:parent-style-name="Standard">
      <style:text-properties officeooo:rsid="006dc597" officeooo:paragraph-rsid="0038e4ed"/>
    </style:style>
    <style:style style:name="P15" style:family="paragraph" style:parent-style-name="Standard">
      <style:text-properties officeooo:rsid="006ea9f5" officeooo:paragraph-rsid="0038e4ed"/>
    </style:style>
    <style:style style:name="P16" style:family="paragraph" style:parent-style-name="Standard">
      <style:text-properties officeooo:rsid="003b1afc" officeooo:paragraph-rsid="003b1afc"/>
    </style:style>
    <style:style style:name="P17" style:family="paragraph" style:parent-style-name="Text_20_body">
      <style:text-properties officeooo:rsid="001ffac2" officeooo:paragraph-rsid="001ffac2"/>
    </style:style>
    <style:style style:name="P18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6.3in" style:type="right" style:leader-style="dotted" style:leader-text="."/>
        </style:tab-stops>
      </style:paragraph-properties>
    </style:style>
    <style:style style:name="P21" style:family="paragraph" style:parent-style-name="Heading_20_1" style:list-style-name="">
      <style:text-properties officeooo:rsid="003747b4" officeooo:paragraph-rsid="003747b4"/>
    </style:style>
    <style:style style:name="P22" style:family="paragraph" style:parent-style-name="Heading_20_1">
      <style:paragraph-properties fo:break-before="page"/>
      <style:text-properties officeooo:rsid="003747b4" officeooo:paragraph-rsid="003747b4"/>
    </style:style>
    <style:style style:name="P23" style:family="paragraph" style:parent-style-name="Heading_20_2">
      <style:text-properties officeooo:rsid="0028d996" officeooo:paragraph-rsid="0028d996"/>
    </style:style>
    <style:style style:name="P24" style:family="paragraph" style:parent-style-name="Heading_20_2">
      <style:text-properties officeooo:rsid="006dc597" officeooo:paragraph-rsid="0038e4ed"/>
    </style:style>
    <style:style style:name="P25" style:family="paragraph" style:parent-style-name="Heading_20_2">
      <style:text-properties officeooo:paragraph-rsid="003bfea3"/>
    </style:style>
    <style:style style:name="P26" style:family="paragraph" style:parent-style-name="Standard" style:list-style-name="L1">
      <style:text-properties officeooo:paragraph-rsid="0037f830"/>
    </style:style>
    <style:style style:name="P27" style:family="paragraph" style:parent-style-name="Standard" style:list-style-name="L2">
      <style:text-properties officeooo:rsid="006dc597" officeooo:paragraph-rsid="0038e4ed"/>
    </style:style>
    <style:style style:name="P28" style:family="paragraph" style:parent-style-name="Standard" style:list-style-name="L3">
      <style:text-properties officeooo:rsid="001f181b" officeooo:paragraph-rsid="002ae5d7"/>
    </style:style>
    <style:style style:name="P29" style:family="paragraph" style:parent-style-name="Standard" style:list-style-name="L4">
      <style:text-properties officeooo:rsid="001f181b" officeooo:paragraph-rsid="002ae5d7"/>
    </style:style>
    <style:style style:name="P30" style:family="paragraph" style:parent-style-name="Standard" style:list-style-name="L5">
      <style:text-properties officeooo:rsid="001f181b" officeooo:paragraph-rsid="002ae5d7"/>
    </style:style>
    <style:style style:name="P31" style:family="paragraph" style:parent-style-name="Standard" style:list-style-name="L5">
      <style:text-properties officeooo:rsid="001f181b" officeooo:paragraph-rsid="002e2473"/>
    </style:style>
    <style:style style:name="P32" style:family="paragraph" style:parent-style-name="Standard" style:list-style-name="L3">
      <style:text-properties officeooo:rsid="002ae5d7" officeooo:paragraph-rsid="002ae5d7"/>
    </style:style>
    <style:style style:name="P33" style:family="paragraph" style:parent-style-name="Standard" style:list-style-name="L5">
      <style:text-properties officeooo:rsid="002ae5d7" officeooo:paragraph-rsid="002ae5d7"/>
    </style:style>
    <style:style style:name="P34" style:family="paragraph" style:parent-style-name="Standard" style:list-style-name="L3">
      <style:text-properties officeooo:rsid="0032a52b" officeooo:paragraph-rsid="0032a52b"/>
    </style:style>
    <style:style style:name="P35" style:family="paragraph" style:parent-style-name="Standard" style:list-style-name="L5">
      <style:text-properties officeooo:paragraph-rsid="002ae5d7"/>
    </style:style>
    <style:style style:name="P36" style:family="paragraph" style:parent-style-name="Standard" style:list-style-name="L5">
      <style:text-properties officeooo:rsid="002e2473" officeooo:paragraph-rsid="002e2473"/>
    </style:style>
    <style:style style:name="P37" style:family="paragraph" style:parent-style-name="Standard">
      <style:text-properties fo:font-weight="bold" officeooo:rsid="00477eae" officeooo:paragraph-rsid="003bfea3" style:font-weight-asian="bold" style:font-weight-complex="bold"/>
    </style:style>
    <style:style style:name="P38" style:family="paragraph" style:parent-style-name="Standard">
      <style:text-properties fo:font-weight="bold" officeooo:rsid="00535889" officeooo:paragraph-rsid="003bfea3" style:font-weight-asian="bold" style:font-weight-complex="bold"/>
    </style:style>
    <style:style style:name="P39" style:family="paragraph" style:parent-style-name="Standard">
      <style:text-properties fo:font-weight="bold" officeooo:rsid="001b6d5d" officeooo:paragraph-rsid="003bfea3" style:font-weight-asian="bold" style:font-weight-complex="bold"/>
    </style:style>
    <style:style style:name="P40" style:family="paragraph" style:parent-style-name="Standard">
      <style:text-properties fo:font-weight="normal" officeooo:rsid="00535889" officeooo:paragraph-rsid="003bfea3" style:font-weight-asian="normal" style:font-weight-complex="normal"/>
    </style:style>
    <style:style style:name="P41" style:family="paragraph" style:parent-style-name="Standard" style:list-style-name="L6">
      <style:text-properties officeooo:rsid="003c4590" officeooo:paragraph-rsid="003bfea3"/>
    </style:style>
    <style:style style:name="P42" style:family="paragraph" style:parent-style-name="Standard">
      <style:text-properties officeooo:rsid="003c4590" officeooo:paragraph-rsid="003bfea3"/>
    </style:style>
    <style:style style:name="P43" style:family="paragraph" style:parent-style-name="Standard" style:list-style-name="L7">
      <style:text-properties officeooo:rsid="00415530" officeooo:paragraph-rsid="003bfea3"/>
    </style:style>
    <style:style style:name="P44" style:family="paragraph" style:parent-style-name="Standard">
      <style:text-properties officeooo:rsid="00415530" officeooo:paragraph-rsid="003bfea3"/>
    </style:style>
    <style:style style:name="P45" style:family="paragraph" style:parent-style-name="Standard" style:list-style-name="L7">
      <style:text-properties officeooo:rsid="005e6c1a" officeooo:paragraph-rsid="003bfea3"/>
    </style:style>
    <style:style style:name="T1" style:family="text">
      <style:text-properties officeooo:rsid="001f9640"/>
    </style:style>
    <style:style style:name="T2" style:family="text">
      <style:text-properties officeooo:rsid="001ffac2"/>
    </style:style>
    <style:style style:name="T3" style:family="text">
      <style:text-properties officeooo:rsid="00212c21"/>
    </style:style>
    <style:style style:name="T4" style:family="text">
      <style:text-properties officeooo:rsid="0027f7bc"/>
    </style:style>
    <style:style style:name="T5" style:family="text">
      <style:text-properties officeooo:rsid="0028d996"/>
    </style:style>
    <style:style style:name="T6" style:family="text">
      <style:text-properties officeooo:rsid="001f181b"/>
    </style:style>
    <style:style style:name="T7" style:family="text">
      <style:text-properties officeooo:rsid="002c731d"/>
    </style:style>
    <style:style style:name="T8" style:family="text">
      <style:text-properties officeooo:rsid="003190c1"/>
    </style:style>
    <style:style style:name="T9" style:family="text">
      <style:text-properties fo:font-style="italic" fo:font-weight="bold" style:font-style-asian="italic" style:font-weight-asian="bold" style:font-style-complex="italic" style:font-weight-complex="bold"/>
    </style:style>
    <style:style style:name="T10" style:family="text">
      <style:text-properties officeooo:rsid="003747b4"/>
    </style:style>
    <style:style style:name="T11" style:family="text">
      <style:text-properties officeooo:rsid="005903d3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38feb4"/>
    </style:style>
    <style:style style:name="T14" style:family="text">
      <style:text-properties officeooo:rsid="0065a2a4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835in" fo:text-indent="-0.25in" fo:margin-left="0.583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335in" fo:text-indent="-0.25in" fo:margin-left="0.833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835in" fo:text-indent="-0.25in" fo:margin-left="1.083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335in" fo:text-indent="-0.25in" fo:margin-left="1.333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835in" fo:text-indent="-0.25in" fo:margin-left="1.583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335in" fo:text-indent="-0.25in" fo:margin-left="1.833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835in" fo:text-indent="-0.25in" fo:margin-left="2.083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335in" fo:text-indent="-0.25in" fo:margin-left="2.333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835in" fo:text-indent="-0.25in" fo:margin-left="2.583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335in" fo:text-indent="-0.25in" fo:margin-left="2.833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8"><text:a xlink:type="simple" xlink:href="#__RefHeading___Toc1780_2300946422" text:style-name="Index_20_Link" text:visited-style-name="Index_20_Link">Allgemein<text:tab/>1</text:a></text:p>
          <text:p text:style-name="P18"><text:a xlink:type="simple" xlink:href="#__RefHeading___Toc1782_2300946422" text:style-name="Index_20_Link" text:visited-style-name="Index_20_Link">Begrifflichkeiten<text:tab/>1</text:a></text:p>
          <text:p text:style-name="P19"><text:a xlink:type="simple" xlink:href="#__RefHeading___Toc1784_2300946422" text:style-name="Index_20_Link" text:visited-style-name="Index_20_Link">Knoten<text:tab/>1</text:a></text:p>
          <text:p text:style-name="P20"><text:a xlink:type="simple" xlink:href="#__RefHeading___Toc1786_2300946422" text:style-name="Index_20_Link" text:visited-style-name="Index_20_Link">Realer Knoten<text:tab/>1</text:a></text:p>
          <text:p text:style-name="P20"><text:a xlink:type="simple" xlink:href="#__RefHeading___Toc1788_2300946422" text:style-name="Index_20_Link" text:visited-style-name="Index_20_Link">Virtueller Knoten<text:tab/>1</text:a></text:p>
          <text:p text:style-name="P19"><text:a xlink:type="simple" xlink:href="#__RefHeading___Toc1790_2300946422" text:style-name="Index_20_Link" text:visited-style-name="Index_20_Link">Kante<text:tab/>1</text:a></text:p>
          <text:p text:style-name="P20"><text:a xlink:type="simple" xlink:href="#__RefHeading___Toc1792_2300946422" text:style-name="Index_20_Link" text:visited-style-name="Index_20_Link">permanente Kante<text:tab/>2</text:a></text:p>
          <text:p text:style-name="P20"><text:a xlink:type="simple" xlink:href="#__RefHeading___Toc1794_2300946422" text:style-name="Index_20_Link" text:visited-style-name="Index_20_Link">inaktive Kante<text:tab/>2</text:a></text:p>
          <text:p text:style-name="P20"><text:a xlink:type="simple" xlink:href="#__RefHeading___Toc1796_2300946422" text:style-name="Index_20_Link" text:visited-style-name="Index_20_Link">aktive Kante<text:tab/>2</text:a></text:p>
          <text:p text:style-name="P19"><text:a xlink:type="simple" xlink:href="#__RefHeading___Toc1798_2300946422" text:style-name="Index_20_Link" text:visited-style-name="Index_20_Link">Fahrtrichtung<text:tab/>2</text:a></text:p>
          <text:p text:style-name="P20"><text:a xlink:type="simple" xlink:href="#__RefHeading___Toc1800_2300946422" text:style-name="Index_20_Link" text:visited-style-name="Index_20_Link">Virtuelle Fahrtrichtung<text:tab/>2</text:a></text:p>
          <text:p text:style-name="P20"><text:a xlink:type="simple" xlink:href="#__RefHeading___Toc1802_2300946422" text:style-name="Index_20_Link" text:visited-style-name="Index_20_Link">Reale Fahrtrichtung<text:tab/>2</text:a></text:p>
          <text:p text:style-name="P18"><text:a xlink:type="simple" xlink:href="#__RefHeading___Toc1804_2300946422" text:style-name="Index_20_Link" text:visited-style-name="Index_20_Link">Blöcke<text:tab/>2</text:a></text:p>
        </text:index-body>
      </text:table-of-content>
      <text:h text:style-name="P21" text:outline-level="1"/>
      <text:h text:style-name="P22" text:outline-level="1"><text:bookmark-start text:name="__RefHeading___Toc1780_2300946422"/>Allgemein<text:bookmark-end text:name="__RefHeading___Toc1780_2300946422"/></text:h>
      <text:p text:style-name="P10"/>
      <text:p text:style-name="P11"><text:span text:style-name="T10">D</text:span>iese Dokument beschreibt d<text:span text:style-name="T10">en prinzipiellen Ablauf einer automatischen Zugsteuerung mittels</text:span> Gleisbildstellwerkes<text:span text:style-name="T11">.</text:span></text:p>
      <text:p text:style-name="P12"/>
      <text:h text:style-name="Heading_20_1" text:outline-level="1"><text:bookmark-start text:name="__RefHeading___Toc1782_2300946422"/>Begrifflichkeiten<text:bookmark-end text:name="__RefHeading___Toc1782_2300946422"/></text:h>
      <text:p text:style-name="P1"/>
      <text:h text:style-name="P23" text:outline-level="2"><text:bookmark-start text:name="__RefHeading___Toc1784_2300946422"/>Knoten<text:bookmark-end text:name="__RefHeading___Toc1784_2300946422"/></text:h>
      <text:h text:style-name="Heading_20_3" text:outline-level="3"><text:bookmark-start text:name="__RefHeading___Toc1786_2300946422"/><text:span text:style-name="T2">Realer </text:span>Knoten<text:bookmark-end text:name="__RefHeading___Toc1786_2300946422"/></text:h>
      <text:p text:style-name="P5">Eine Verbindung zwischen </text:p>
      <text:p text:style-name="P5"/>
      <text:list xml:id="list529408588" text:style-name="L1">
        <text:list-item>
          <text:p text:style-name="P26"><text:span text:style-name="T6">zwei Weichen die </text:span><text:span text:style-name="T1">einen Zug aufnehmen kann (Block) oder </text:span></text:p>
        </text:list-item>
        <text:list-item>
          <text:p text:style-name="P26"><text:span text:style-name="T1">zwischen einer Weiche und einem </text:span><text:span text:style-name="T6">Endgleis </text:span></text:p>
        </text:list-item>
      </text:list>
      <text:p text:style-name="P13"/>
      <text:p text:style-name="P13"><text:span text:style-name="T6">wird </text:span><text:span text:style-name="T2">realer </text:span><text:span text:style-name="T6">Knoten genannt. </text:span><text:span text:style-name="T1">Je nach Länge können zwischen den Verbindungen mehrere reale Knoten (also Blöcke) auftreten.</text:span></text:p>
      <text:p text:style-name="P2">Ein <text:span text:style-name="T2">realer </text:span>Knoten kann entweder besetzt oder frei sein. Je nachdem ob er durch einen Zug belegt ist oder nicht.</text:p>
      <text:p text:style-name="P1"/>
      <text:h text:style-name="Heading_20_3" text:outline-level="3"><text:bookmark-start text:name="__RefHeading___Toc1788_2300946422"/>Virtueller Knoten<text:bookmark-end text:name="__RefHeading___Toc1788_2300946422"/></text:h>
      <text:p text:style-name="P1"><text:span text:style-name="T1">Kann eine Verbindung zwischen zwei Weichen keine Züge aufnehmen (z.B. weil zwei Weichen unmittelbar miteinander verbunden sind) </text:span>handelt es sich um einen virtuellen Knoten.</text:p>
      <text:p text:style-name="P1">Virtuelle Knoten sind immer frei.</text:p>
      <text:p text:style-name="P1"/>
      <text:h text:style-name="Heading_20_2" text:outline-level="2"><text:bookmark-start text:name="__RefHeading___Toc1790_2300946422"/>Kante<text:bookmark-end text:name="__RefHeading___Toc1790_2300946422"/></text:h>
      <text:p text:style-name="P6">Eine Verbindung zwischen zwei Knoten, <text:span text:style-name="T2">egal ob realer oder virtueller Knoten, wird Kante genannt. Hier wird zwischen inaktiver, aktiver und permanenter Kante unterschieden. </text:span></text:p>
      <text:p text:style-name="P6"/>
      <text:h text:style-name="Heading_20_3" text:outline-level="3"><text:bookmark-start text:name="__RefHeading___Toc1792_2300946422"/>permanente Kante<text:bookmark-end text:name="__RefHeading___Toc1792_2300946422"/></text:h>
      <text:p text:style-name="P17">Eine permanente Kante verbindet zwei reale Knoten, wenn die Verbindung keine Weiche beinhaltet.<text:line-break/><text:span text:style-name="T4">Wenn sich auf einer Strecke als 2 oder mehr Streckenblöcke befinden.</text:span></text:p>
      <text:h text:style-name="Heading_20_3" text:outline-level="3"><text:bookmark-start text:name="__RefHeading___Toc1794_2300946422"/><text:span text:style-name="T3">i</text:span>naktive Kante<text:bookmark-end text:name="__RefHeading___Toc1794_2300946422"/></text:h>
      <text:p text:style-name="P7">Eine inaktive Kante verbindet zwei Knoten, wenn der eine Knoten durch die Stellung der Weiche nicht erreicht werden kann.</text:p>
      <text:p text:style-name="P7"/>
      <text:h text:style-name="Heading_20_3" text:outline-level="3"><text:bookmark-start text:name="__RefHeading___Toc1796_2300946422"/>aktive Kante<text:bookmark-end text:name="__RefHeading___Toc1796_2300946422"/></text:h>
      <text:p text:style-name="P7">Eine aktive Kante verbindet zwei Knoten, wenn der eine Knoten durch die Stellung der Weiche erreicht wird kann.</text:p>
      <text:p text:style-name="P7"/>
      <text:p text:style-name="P8"><text:soft-page-break/>Zu einer aktiven Kante gehört mindestens eine oder maximal drei inaktive Kante(n). Dieser Kantenverbund gehört zu einer Weiche. <text:s/>Ein Kantenverbund stellt softwaretechnisch eine Verkettete Liste dar, </text:p>
      <text:p text:style-name="P1"/>
      <text:p text:style-name="P1"/>
      <text:h text:style-name="P24" text:outline-level="2"/>
      <text:h text:style-name="Heading_20_3" text:outline-level="3"><text:bookmark-start text:name="__RefHeading___Toc1800_2300946422"/>Virtuelle Fahrtrichtung <text:bookmark-end text:name="__RefHeading___Toc1800_2300946422"/></text:h>
      <text:p text:style-name="P9">Fahrtrichtung eines Zug die sich aufgrund der Streckenführung ändert.</text:p>
      <text:p text:style-name="P9">Dies tritt z.B. ein <text:span text:style-name="T6">wenn </text:span>ein <text:span text:style-name="T6">Zug durch eine Kehre fährt </text:span>oder eine Lok auf einer Drehscheibe gewendet wird<text:span text:style-name="T6">.</text:span></text:p>
      <text:p text:style-name="P1"/>
      <text:h text:style-name="Heading_20_3" text:outline-level="3"><text:bookmark-start text:name="__RefHeading___Toc1802_2300946422"/>Reale Fahrtrichtung <text:bookmark-end text:name="__RefHeading___Toc1802_2300946422"/></text:h>
      <text:p text:style-name="P3">Ändert sich, wenn Fahrtrichtung am Zug durch Fahrpult geändert wird. <text:span text:style-name="T5">Dies zieht auch immer eine virtuelle Fahrtrichtungsänderung nach sich.</text:span></text:p>
      <text:p text:style-name="P1"/>
      <text:p text:style-name="P1"/>
      <text:p text:style-name="P38">Fahrstraße</text:p>
      <text:p text:style-name="P40">Eine Fahrstraße bezeichnet die kürzeste Verbindung zwischen zwei Abschnitten mit jeweils richtig gestellten Weichen.</text:p>
      <text:p text:style-name="P40">Wenn eine Fahrstraße geschaltet wird müssen die jeweiligen Signale auf rot stehen.</text:p>
      <text:p text:style-name="P37"/>
      <text:p text:style-name="P37"/>
      <text:h text:style-name="P25" text:outline-level="2">Signal</text:h>
      <text:p text:style-name="P42">Ein Signal kann auf grün geschaltet werden wenn:</text:p>
      <text:list xml:id="list1374832104" text:style-name="L6">
        <text:list-item>
          <text:p text:style-name="P41">sich im folgenden Block kein Zug befindet</text:p>
        </text:list-item>
        <text:list-item>
          <text:p text:style-name="P41">Eine Fahrstraße gesetzt und verriegelt ist.</text:p>
        </text:list-item>
      </text:list>
      <text:h text:style-name="P25" text:outline-level="2">Abschnitt</text:h>
      <text:p text:style-name="P44">Jeder Abschnitt beinhaltet:</text:p>
      <text:list xml:id="list2174014653" text:style-name="L7">
        <text:list-item>
          <text:p text:style-name="P43">ein Symbol welches mit einem Fahrstraßensymbol überlager<text:span text:style-name="T14">t</text:span> ist.</text:p>
        </text:list-item>
        <text:list-item>
          <text:p text:style-name="P43">mindestens ein oder mehrere Blöcke.</text:p>
        </text:list-item>
        <text:list-item>
          <text:p text:style-name="P45">Eine Fahrtrichtungsangabe (links, rechts, bzw. rauf, runter oder rechts und links und rauf und runter also in beide Fahrtrichtungen.</text:p>
        </text:list-item>
      </text:list>
      <text:p text:style-name="P3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1-19T22:31:29.492884832</meta:creation-date>
    <dc:date>2021-01-29T23:15:46.201380391</dc:date>
    <meta:editing-duration>PT4H14M26S</meta:editing-duration>
    <meta:editing-cycles>24</meta:editing-cycles>
    <meta:generator>LibreOffice/6.4.6.2$Linux_X86_64 LibreOffice_project/40$Build-2</meta:generator>
    <meta:document-statistic meta:table-count="0" meta:image-count="0" meta:object-count="0" meta:page-count="3" meta:paragraph-count="53" meta:word-count="396" meta:character-count="2735" meta:non-whitespace-character-count="2391"/>
  </office:meta>
</office:document-meta>
</file>